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8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8.00pt" fo:font-weight="normal" fo:font-family="'Liberation Serif'" style:font-family-asian="'Liberation Serif'" style:font-family-complex="'Liberation Serif'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8.50pt" fo:font-weight="normal" fo:font-family="Mangal" style:font-family-asian="Mangal" style:font-family-complex="Mangal" fo:background-color="transparent" fo:color="#808080"/>
    </style:style>
    <style:style style:name="T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6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143.40pt"/>
          <style:tab-stop style:position="24641.15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143.40pt"/>
          <style:tab-stop style:position="24641.15pt"/>
        </style:tab-stops>
      </style:paragraph-properties>
    </style:style>
    <style:style style:name="P6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143.40pt"/>
          <style:tab-stop style:position="24641.15pt"/>
          <style:tab-stop style:position="-10.80pt"/>
        </style:tab-stops>
      </style:paragraph-properties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143.40pt"/>
          <style:tab-stop style:position="24641.15pt"/>
          <style:tab-stop style:position="-10.80pt"/>
        </style:tab-stops>
      </style:paragraph-properties>
    </style:style>
    <style:style style:name="P10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143.40pt"/>
          <style:tab-stop style:position="24641.15pt"/>
        </style:tab-stops>
      </style:paragraph-properties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143.40pt"/>
          <style:tab-stop style:position="24641.15p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6.45pt" style:type="center"/>
          <style:tab-stop style:position="26311.80pt"/>
          <style:tab-stop style:position="1685.85pt"/>
          <style:tab-stop style:position="-5.40pt"/>
          <style:tab-stop style:position="70.75pt" style:type="center"/>
          <style:tab-stop style:position="26311.80pt"/>
        </style:tab-stops>
      </style:paragraph-properties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56.45pt" style:type="center"/>
          <style:tab-stop style:position="26311.80pt"/>
          <style:tab-stop style:position="1685.85pt"/>
          <style:tab-stop style:position="-5.40pt"/>
          <style:tab-stop style:position="70.75pt" style:type="center"/>
          <style:tab-stop style:position="26311.80pt"/>
        </style:tab-stops>
      </style:paragraph-properties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32.60pt" style:type="center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32.60pt" style:type="center"/>
          <style:tab-stop style:position="26311.80pt"/>
        </style:tab-stops>
      </style:paragraph-properties>
    </style:style>
    <style:style style:name="P22" style:family="paragraph">
      <style:paragraph-properties fo:line-height="100.00%" fo:text-align="left" fo:margin-left="5.40pt" fo:text-indent="-5.40pt">
        <style:tab-stops>
          <style:tab-stop style:position="132.60pt" style:type="center"/>
          <style:tab-stop style:position="26311.8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32.60pt" style:type="center"/>
          <style:tab-stop style:position="26311.80pt"/>
        </style:tab-stops>
      </style:paragraph-properties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32.60pt" style:type="center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32.60pt" style:type="center"/>
          <style:tab-stop style:position="26311.8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132.60pt" style:type="center"/>
          <style:tab-stop style:position="26311.8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132.60pt" style:type="center"/>
          <style:tab-stop style:position="26311.80pt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50.00%" fo:text-align="left"/>
    </style:style>
    <style:style style:name="P35" style:family="paragraph">
      <style:paragraph-properties fo:line-height="150.00%" fo:text-align="center"/>
    </style:style>
    <style:style style:name="P36" style:family="paragraph">
      <style:paragraph-properties fo:line-height="150.00%" fo:text-align="left">
        <style:tab-stops>
          <style:tab-stop style:position="350.40pt"/>
        </style:tab-stops>
      </style:paragraph-properties>
    </style:style>
    <style:style style:name="P37" style:family="paragraph">
      <style:paragraph-properties fo:line-height="150.00%" fo:text-align="left"/>
    </style:style>
    <style:style style:name="P38" style:family="paragraph">
      <style:paragraph-properties fo:line-height="150.00%" fo:text-align="center"/>
    </style:style>
    <style:style style:name="TableColumn0100" style:family="table-column">
      <style:table-column-properties style:column-width="1.177083in"/>
    </style:style>
    <style:style style:name="TableColumn0101" style:family="table-column">
      <style:table-column-properties style:column-width="4.062500in"/>
    </style:style>
    <style:style style:name="TableColumn0102" style:family="table-column">
      <style:table-column-properties style:column-width="1.020833in"/>
    </style:style>
    <style:style style:name="TableColumn0103" style:family="table-column">
      <style:table-column-properties style:column-width="1.020833in"/>
    </style:style>
    <style:style style:name="Table01" style:family="table">
      <style:table-properties style:width="7.281250in" fo:margin-left="0.000000in" style:writing-mode="lr" table:align="left" style:may-break-between-rows="true"/>
    </style:style>
    <style:style style:name="TableRow0100" style:family="table-row">
      <style:table-row-properties style:min-row-height="0.191667in"/>
    </style:style>
    <style:style style:name="TableCell0100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0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002" style:family="table-cell">
      <style:table-cell-properties fo:border-top="0.008333in solid #808080" fo:border-left="0.008333in solid #808080" fo:border-right="0.008333in solid #808080" fo:border-bottom="0.008333in solid #808080" fo:padding-left="0.075000in" fo:padding-right="0.075000in" fo:vertical-align="center" fo:background-color="transparent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195833in"/>
    </style:style>
    <style:style style:name="TableCell0101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1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102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103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center" fo:background-color="transparent"/>
    </style:style>
    <style:style style:name="TableRow0102" style:family="table-row">
      <style:table-row-properties style:min-row-height="0.138889in"/>
    </style:style>
    <style:style style:name="TableCell0102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201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202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center" fo:background-color="transparent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0.859028in"/>
    </style:style>
    <style:style style:name="TableColumn0201" style:family="table-column">
      <style:table-column-properties style:column-width="1.057639in"/>
    </style:style>
    <style:style style:name="TableColumn0202" style:family="table-column">
      <style:table-column-properties style:column-width="1.593750in"/>
    </style:style>
    <style:style style:name="TableColumn0203" style:family="table-column">
      <style:table-column-properties style:column-width="1.116667in"/>
    </style:style>
    <style:style style:name="TableColumn0204" style:family="table-column">
      <style:table-column-properties style:column-width="1.133333in"/>
    </style:style>
    <style:style style:name="TableColumn0205" style:family="table-column">
      <style:table-column-properties style:column-width="1.157639in"/>
    </style:style>
    <style:style style:name="Table02" style:family="table">
      <style:table-properties style:width="6.918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rows-spanned="3">
            <text:p text:style-name="P2"><draw:frame text:anchor-type="as-char" svg:width="21.43mm" svg:height="17.50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 table:number-rows-spanned="2">
            <text:p text:style-name="P3"><text:span text:style-name="T2">Control de versión Investigación de Tecnologías</text:span><text:span text:style-name="T3"/></text:p>
          </table:table-cell>
          <table:table-cell table:style-name="TableCell010002" table:number-columns-spanned="2">
            <text:p text:style-name="P4"><text:span text:style-name="T4">FCV DIT</text:span><text:span text:style-name="T5"/></text:p>
          </table:table-cell>
          <table:covered-table-cell/>
        </table:table-row>
        <table:table-row table:style-name="TableRow0101">
          <table:covered-table-cell>
            <text:p text:style-name="P7"><text:span text:style-name="T5"><text:s/></text:span></text:p>
          </table:covered-table-cell>
          <table:covered-table-cell>
            <text:p text:style-name="P7"><text:span text:style-name="T5"><text:s/></text:span></text:p>
          </table:covered-table-cell>
          <table:table-cell table:style-name="TableCell010102">
            <text:p text:style-name="P8"><text:span text:style-name="T6">Versión: 0</text:span><text:span text:style-name="T7"/></text:p>
          </table:table-cell>
          <table:table-cell table:style-name="TableCell010103">
            <text:p text:style-name="P8"><text:span text:style-name="T8">R-DIT_INST - 001</text:span><text:span text:style-name="T9"/></text:p>
          </table:table-cell>
        </table:table-row>
        <table:table-row table:style-name="TableRow0102">
          <table:covered-table-cell>
            <text:p text:style-name="P11"><text:span text:style-name="T9"><text:s/></text:span></text:p>
          </table:covered-table-cell>
          <table:table-cell table:style-name="TableCell010201">
            <text:p text:style-name="P12"><text:span text:style-name="T10">PROCESO:<text:s/></text:span><text:span text:style-name="T11">DIT - Investigaciones</text:span><text:span text:style-name="T12"/></text:p>
          </table:table-cell>
          <table:table-cell table:style-name="TableCell010202" table:number-columns-spanned="2">
            <text:p text:style-name="P12"><text:span text:style-name="T13">Página 1 de 1</text:span><text:span text:style-name="T14"/></text:p>
          </table:table-cell>
          <table:covered-table-cell/>
        </table:table-row>
      </table:table>
      <text:p text:style-name="P14"><text:span text:style-name="T15"/></text:p>
      <text:p text:style-name="P15"><text:span text:style-name="T16"/></text:p>
      <text:p text:style-name="P15"><text:span text:style-name="T16"/></text:p>
      <text:p text:style-name="P15"><text:span text:style-name="T16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7"><text:span text:style-name="T18">Aplicativo:</text:span><text:span text:style-name="T19"/></text:p>
          </table:table-cell>
          <table:table-cell table:style-name="TableCell020001">
            <text:p text:style-name="P17"><text:span text:style-name="T20">Balizafcv</text:span><text:span text:style-name="T21"/></text:p>
          </table:table-cell>
          <table:table-cell table:style-name="TableCell020002">
            <text:p text:style-name="P17"><text:span text:style-name="T22">Versión:</text:span><text:span text:style-name="T23"/></text:p>
          </table:table-cell>
          <table:table-cell table:style-name="TableCell020003">
            <text:p text:style-name="P17"><text:span text:style-name="T24">1.0</text:span><text:span text:style-name="T25"/></text:p>
          </table:table-cell>
          <table:table-cell table:style-name="TableCell020004">
            <text:p text:style-name="P17"><text:span text:style-name="T26">Fecha:</text:span><text:span text:style-name="T27"/></text:p>
          </table:table-cell>
          <table:table-cell table:style-name="TableCell020005">
            <text:p text:style-name="P17"><text:span text:style-name="T28">25/03/2020</text:span><text:span text:style-name="T29"/></text:p>
          </table:table-cell>
        </table:table-row>
        <table:table-row table:style-name="TableRow0201">
          <table:table-cell table:style-name="TableCell020100" table:number-columns-spanned="2">
            <text:p text:style-name="P20"><text:span text:style-name="T30">Nombre del archivo fuente:</text:span><text:span text:style-name="T31"/></text:p>
          </table:table-cell>
          <table:covered-table-cell/>
          <table:table-cell table:style-name="TableCell020102" table:number-columns-spanned="4">
            <text:p text:style-name="P20"><text:span text:style-name="T32">BalizaFCV</text:span><text:span text:style-name="T33"/></text:p>
          </table:table-cell>
          <table:covered-table-cell/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23"><text:span text:style-name="T34">Ruta archivo fuente:</text:span><text:span text:style-name="T35"/></text:p>
          </table:table-cell>
          <table:covered-table-cell/>
          <table:table-cell table:style-name="TableCell020202" table:number-columns-spanned="4">
            <text:p text:style-name="P23"><text:span text:style-name="T36">GitHub\Hospital-smart-bracelet/Baliza/Baliza_codigo/SalvadoTrigo.ino</text:span><text:span text:style-name="T37"/></text:p>
          </table:table-cell>
          <table:covered-table-cell/>
          <table:covered-table-cell/>
          <table:covered-table-cell/>
        </table:table-row>
        <table:table-row table:style-name="TableRow0203">
          <table:table-cell table:style-name="TableCell020300" table:number-columns-spanned="2">
            <text:p text:style-name="P26"><text:span text:style-name="T38">Realizado por:</text:span><text:span text:style-name="T39"/></text:p>
          </table:table-cell>
          <table:covered-table-cell/>
          <table:table-cell table:style-name="TableCell020302" table:number-columns-spanned="4">
            <text:p text:style-name="P26"><text:span text:style-name="T40">yhon edinson tolosa reyes</text:span><text:span text:style-name="T41"/></text:p>
          </table:table-cell>
          <table:covered-table-cell/>
          <table:covered-table-cell/>
          <table:covered-table-cell/>
        </table:table-row>
        <table:table-row table:style-name="TableRow0204">
          <table:table-cell table:style-name="TableCell020400" table:number-columns-spanned="2">
            <text:p text:style-name="P28"><text:span text:style-name="T42">Resumen versión:</text:span><text:span text:style-name="T43"/></text:p>
          </table:table-cell>
          <table:covered-table-cell/>
          <table:table-cell table:style-name="TableCell020402" table:number-columns-spanned="4">
            <text:p text:style-name="P28"><text:span text:style-name="T44">modificacion en codigo BalizaFCV.ino en el cual se tiene pendiente eliminar el caracter /r que se imprime en el string RSSI a la hora de imprimir los datos de los sensores.</text:span></text:p>
            <text:p text:style-name="P28"><text:span text:style-name="T44"/></text:p>
            <text:p text:style-name="P28"><text:span text:style-name="T44">cambio realizado en linea </text:span></text:p>
            <text:p text:style-name="P28"><text:span text:style-name="T44">rssiBeacon.replace("\r","");</text:span></text:p>
            <text:p text:style-name="P28"><text:span text:style-name="T44"/></text:p>
            <text:p text:style-name="P28"><text:span text:style-name="T44">no se obtiene cambios en el string a lo cual se modifica la libreria BalizaHSBFCV.cpp, y se coloca el .replace en el rssi se realizan las pruebas y cumple la funcionalidad de suprimir el string ("\r",""); </text:span></text:p>
            <text:p text:style-name="P28"><text:span text:style-name="T44"/></text:p>
            <text:p text:style-name="P28"><text:span text:style-name="T44">En el archivo<text:s/></text:span><text:span text:style-name="T45">BalizaFCV<text:s/></text:span><text:span text:style-name="T46">está programación con las funciones de escanear las diferentes manillas y tomar los datos recibidos para enviarlos al servidor por el metodo POST</text:span></text:p>
            <text:p text:style-name="P28"><text:span text:style-name="T46"/></text:p>
            <text:p text:style-name="P28"><text:span text:style-name="T47">Funciones:</text:span></text:p>
            <text:p text:style-name="P28"><text:span text:style-name="T48">En el archivo<text:s/></text:span><text:span text:style-name="T49">BalizaFCV<text:s/></text:span><text:span text:style-name="T50">está programación con las funciones de escanear las diferentes manillas detectadas y tomar los datos recibidos de cada una de estas para enviarlos al servidor en formato json y a su vez codificado en base64 para ser enviado por metodo POST y recibiendo mensaje de respuesta por parte del servidor confirmado la llegada de los datos.</text:span></text:p>
            <text:p text:style-name="P28"><text:span text:style-name="T51"/></text:p>
          </table:table-cell>
          <table:covered-table-cell/>
          <table:covered-table-cell/>
          <table:covered-table-cell/>
        </table:table-row>
        <table:table-row table:style-name="TableRow0205">
          <table:table-cell table:style-name="TableCell020500" table:number-columns-spanned="2">
            <text:p text:style-name="P30"><text:span text:style-name="T52">Archivos modificados:</text:span><text:span text:style-name="T53"/></text:p>
          </table:table-cell>
          <table:covered-table-cell/>
          <table:table-cell table:style-name="TableCell020502" table:number-columns-spanned="4">
            <text:p text:style-name="P30"><text:span text:style-name="T54">BalizaHSBFCV.cpp</text:span><text:span text:style-name="T55"/></text:p>
          </table:table-cell>
          <table:covered-table-cell/>
          <table:covered-table-cell/>
          <table:covered-table-cell/>
        </table:table-row>
      </table:table>
      <text:p text:style-name="P32"><text:span text:style-name="T56"/></text:p>
      <text:p text:style-name="P32"><text:span text:style-name="T57"/></text:p>
      <text:p text:style-name="P32"><text:span text:style-name="T57"/></text:p>
      <text:p text:style-name="P33"><text:span text:style-name="T58"/></text:p>
      <text:p text:style-name="P34"><text:span text:style-name="T59">Elaborado Por:</text:span><text:span text:style-name="T60"/></text:p>
      <text:p text:style-name="P34"><text:span text:style-name="T61"/></text:p>
      <text:p text:style-name="P35"><text:span text:style-name="T61"><text:s text:c="4"/></text:span><text:span text:style-name="T62">yhon edinson tolosa reyes</text:span><text:span text:style-name="T63"/></text:p>
      <text:p text:style-name="P35"><text:span text:style-name="T64">practicante investigacion en Tecnologías<text:s text:c="4"/></text:span></text:p>
      <text:p text:style-name="P35"><text:span text:style-name="T64"><text:s text:c="30"/></text:span><text:span text:style-name="T65"/></text:p>
      <text:p text:style-name="P36"><text:span text:style-name="T66">Aprobado Por:<text:tab/></text:span><text:span text:style-name="T67"/></text:p>
      <text:p text:style-name="P37"><text:span text:style-name="T68"/></text:p>
      <text:p text:style-name="P37"><text:span text:style-name="T68"><text:s text:c="9"/>______________________________</text:span><text:span text:style-name="T69"/></text:p>
      <text:p text:style-name="P38"><text:span text:style-name="T70">Director Infraestructura Tecnológica</text:span><text:span text:style-name="T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